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2096"/>
    </style:style>
    <style:style style:name="T1" style:family="text">
      <style:text-properties officeooo:rsid="000520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are applications?</text:p>
      <text:p text:style-name="Standard">What applications are?</text:p>
      <text:p text:style-name="Standard">What are they used for?</text:p>
      <text:p text:style-name="Standard">Some examples with a short explanation</text:p>
      <text:p text:style-name="Standard">Vocabulary</text:p>
      <text:p text:style-name="Standard">Quiz</text:p>
      <text:p text:style-name="Standard">______________</text:p>
      <text:p text:style-name="Standard">An application is a computer program designed as a tool to perform specific operations or functions.</text:p>
      <text:p text:style-name="Standard">-</text:p>
      <text:p text:style-name="Standard">Una aplicación es un programa informático diseñado como una herramienta para realizar operaciones o funciones específicas.</text:p>
      <text:p text:style-name="Standard">__________________</text:p>
      <text:p text:style-name="Standard">Generally, they are designed to facilitate certain complex tasks and make people's computing experience easier</text:p>
      <text:p text:style-name="Standard">-</text:p>
      <text:p text:style-name="Standard">Generalmente, son diseñadas para facilitar ciertas tareas complejas y hacer más sencilla la experiencia informática de las personas</text:p>
      <text:p text:style-name="Standard">________________</text:p>
      <text:p text:style-name="Standard">ppt</text:p>
      <text:p text:style-name="Standard">Is a presentation program developed by the Microsoft company for Windows operating systems, macOS and lately for Android and iOS</text:p>
      <text:p text:style-name="Standard">-</text:p>
      <text:p text:style-name="Standard"><text:s/>es un programa de presentación desarrollado por la empresa Microsoft para sistemas operativos Windows, macOS y últimamente para Android y iOS.</text:p>
      <text:p text:style-name="Standard">___________________</text:p>
      <text:p text:style-name="Standard">excel</text:p>
      <text:p text:style-name="Standard">Microsoft Excel is a spreadsheet developed by Microsoft for Windows, macOS, Android, and iOS. It has calculus, graphs, calculated tables and a macro programming language called Visual Basic for Applications.</text:p>
      <text:p text:style-name="Standard">-</text:p>
      <text:p text:style-name="Standard">Microsoft Excel es una hoja de cálculo desarrollada por Microsoft para Windows, macOS, Android e iOS. Cuenta con cálculo, gráficas, tablas calculares y un lenguaje de programación macro llamado Visual Basic para aplicaciones.</text:p>
      <text:p text:style-name="Standard">____________________</text:p>
      <text:p text:style-name="Standard">Word</text:p>
      <text:p text:style-name="Standard">Microsoft Word is word processing software. Created by Microsoft and integrated by default into the Microsoft Office suite, it was originally developed by Charles Simonyi for the IBM computer, with the DOS operating system, in 1981</text:p>
      <text:p text:style-name="Standard">-</text:p>
      <text:p text:style-name="Standard">Microsoft Word es un software de procesamiento de textos. Lo creó Microsoft y está integrado por defecto en el paquete de Microsoft Office.​Originalmente, fue desarrollado por Charles Simonyi para el computador de IBM, con el sistema operativo DOS, en 1981</text:p>
      <text:p text:style-name="Standard">______________</text:p>
      <text:p text:style-name="Standard">Vocabulary</text:p>
      <text:p text:style-name="P1">tool, <text:s/>tasks, <text:s/>developed, <text:s/>operating systems, spreadsheet, software calculus, graphs, <text:s/>programming</text:p>
      <text:p text:style-name="Standard">______</text:p>
      <text:p text:style-name="Standard">Quiz</text:p>
      <text:p text:style-name="Standard">________</text:p>
      <text:p text:style-name="Standard">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Estilo_20_de_20_dibujo_20_predeterminado" style:display-name="Estilo de dibujo 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etropolis_7e_LT_7e_Gliederung_20_1" style:display-name="Metropolis~LT~Gliederung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Gliederung_20_2" style:display-name="Metropolis~LT~Gliederung 2" style:family="paragraph" style:parent-style-name="Metropolis_7e_LT_7e_Gliederung_20_1" style:default-outline-level="">
      <style:paragraph-properties fo:margin-top="0cm" fo:margin-bottom="0.3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etropolis_7e_LT_7e_Gliederung_20_3" style:display-name="Metropolis~LT~Gliederung 3" style:family="paragraph" style:parent-style-name="Metropolis_7e_LT_7e_Gliederung_20_2" style:default-outline-level="">
      <style:paragraph-properties fo:margin-top="0cm" fo:margin-bottom="0.22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tropolis_7e_LT_7e_Gliederung_20_4" style:display-name="Metropolis~LT~Gliederung 4" style:family="paragraph" style:parent-style-name="Metropolis_7e_LT_7e_Gliederung_20_3" style:default-outline-level="">
      <style:paragraph-properties fo:margin-top="0cm" fo:margin-bottom="0.148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5" style:display-name="Metropolis~LT~Gliederung 5" style:family="paragraph" style:parent-style-name="Metropolis_7e_LT_7e_Gliederung_20_4"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6" style:display-name="Metropolis~LT~Gliederung 6" style:family="paragraph" style:parent-style-name="Metropolis_7e_LT_7e_Gliederung_20_5"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7" style:display-name="Metropolis~LT~Gliederung 7" style:family="paragraph" style:parent-style-name="Metropolis_7e_LT_7e_Gliederung_20_6"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8" style:display-name="Metropolis~LT~Gliederung 8" style:family="paragraph" style:parent-style-name="Metropolis_7e_LT_7e_Gliederung_20_7"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9" style:display-name="Metropolis~LT~Gliederung 9" style:family="paragraph" style:parent-style-name="Metropolis_7e_LT_7e_Gliederung_20_8"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Titel" style:display-name="Metropoli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Untertitel" style:display-name="Metropoli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Notizen" style:display-name="Metropoli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Hintergrundobjekte" style:display-name="Metropolis~LT~Hintergrundobjekte" style:family="paragraph" style:default-outline-level="">
      <style:text-properties fo:color="#ffffff" loext:opacity="100%"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Metropolis_7e_LT_7e_Hintergrund" style:display-name="Metropoli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fo:color="#ffffff" loext:opacity="100%"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Fondo"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2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48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74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ctwitharrow"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Estilo_20_de_20_dibujo_20_predeterminad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Estilo_20_de_20_dibujo_20_predeterminad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Estilo_20_de_20_dibujo_20_predeterminad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Estilo_20_de_20_dibujo_20_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Estilo_20_de_20_dibujo_20_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Estilo_20_de_20_dibujo_20_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Estilo_20_de_20_dibujo_20_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Estilo_20_de_20_dibuj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9:08:40.246992638</meta:creation-date>
    <dc:date>2022-01-11T09:14:22.966820450</dc:date>
    <meta:editing-duration>PT5M44S</meta:editing-duration>
    <meta:editing-cycles>2</meta:editing-cycles>
    <meta:generator>LibreOffice/7.0.3.1$Linux_X86_64 LibreOffice_project/00$Build-1</meta:generator>
    <meta:document-statistic meta:table-count="0" meta:image-count="0" meta:object-count="0" meta:page-count="1" meta:paragraph-count="36" meta:word-count="276" meta:character-count="2019" meta:non-whitespace-character-count="1657"/>
  </office:meta>
</office:document-meta>
</file>